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8500000142BB33154B.svm" manifest:media-type=""/>
  <manifest:file-entry manifest:full-path="Pictures/200000010000018500000142B3D37590.svm" manifest:media-type=""/>
  <manifest:file-entry manifest:full-path="Pictures/200000010000027F000000FA20A5BD90.svm" manifest:media-type=""/>
  <manifest:file-entry manifest:full-path="Pictures/200000010000048E0000015FE226DE82.svm" manifest:media-type=""/>
  <manifest:file-entry manifest:full-path="Pictures/20000001000003490000013EB5066AC8.svm" manifest:media-type=""/>
  <manifest:file-entry manifest:full-path="Pictures/200000010000018A00000142C9D98B23.svm" manifest:media-type=""/>
  <manifest:file-entry manifest:full-path="Pictures/20000001000003D9000000FE140342A3.svm" manifest:media-type=""/>
  <manifest:file-entry manifest:full-path="Pictures/200000010000020800000142AE862984.svm" manifest:media-type=""/>
  <manifest:file-entry manifest:full-path="Pictures/200000010000025D0000012D36863767.svm" manifest:media-type=""/>
  <manifest:file-entry manifest:full-path="Pictures/20000001000002FD000001038B08D07A.svm" manifest:media-type=""/>
  <manifest:file-entry manifest:full-path="Pictures/20000001000003D9000000FED2F3EFC3.svm" manifest:media-type=""/>
  <manifest:file-entry manifest:full-path="Pictures/10000000000000200000002000309F1C.png" manifest:media-type="image/png"/>
  <manifest:file-entry manifest:full-path="Pictures/20000001000001E2000000FA80285BC8.svm" manifest:media-type=""/>
  <manifest:file-entry manifest:full-path="Pictures/200000010000027F000000FAD6190946.svm" manifest:media-type=""/>
  <manifest:file-entry manifest:full-path="Pictures/20000001000002F1000000FED979EF42.svm" manifest:media-type=""/>
  <manifest:file-entry manifest:full-path="Pictures/20000001000003F6000000FABA217930.svm" manifest:media-type=""/>
  <manifest:file-entry manifest:full-path="Pictures/200000010000018E00000142E08E6177.svm" manifest:media-type=""/>
  <manifest:file-entry manifest:full-path="Pictures/2000000100000211000001428E9ADC89.svm" manifest:media-type=""/>
  <manifest:file-entry manifest:full-path="Pictures/200000010000019B00000142E0ECF548.svm" manifest:media-type=""/>
  <manifest:file-entry manifest:full-path="Pictures/20000002000003DA000002108FE9EBD2.eps" manifest:media-type=""/>
  <manifest:file-entry manifest:full-path="Pictures/2000000100000410000001038FD0C1CD.svm" manifest:media-type=""/>
  <manifest:file-entry manifest:full-path="Pictures/200000010000027F000000FA1787FA2D.svm" manifest:media-type=""/>
  <manifest:file-entry manifest:full-path="Pictures/200000010000018500000142AEA88071.svm" manifest:media-type=""/>
  <manifest:file-entry manifest:full-path="Pictures/2000000100000327000000FE6AAAAE7B.svm" manifest:media-type=""/>
  <manifest:file-entry manifest:full-path="Pictures/200000010000041000000103706704FE.svm" manifest:media-type=""/>
  <manifest:file-entry manifest:full-path="Pictures/20000001000002F1000000FA0C6F2CBE.svm" manifest:media-type=""/>
  <manifest:file-entry manifest:full-path="Pictures/200000010000018500000142116CC792.svm" manifest:media-type=""/>
  <manifest:file-entry manifest:full-path="Pictures/200000010000041000000103B13FFBF7.svm" manifest:media-type=""/>
  <manifest:file-entry manifest:full-path="Pictures/20000001000003C80000010B80FD9FD8.svm" manifest:media-type=""/>
  <manifest:file-entry manifest:full-path="Pictures/2000000100000395000000FEBA662658.svm" manifest:media-type=""/>
  <manifest:file-entry manifest:full-path="Pictures/200000010000043A000000FE225ED9DC.svm" manifest:media-type=""/>
  <manifest:file-entry manifest:full-path="Pictures/20000001000002F1000000FA901830BD.svm" manifest:media-type=""/>
  <manifest:file-entry manifest:full-path="Pictures/20000001000001AB000000D81420A24A.svm" manifest:media-type=""/>
  <manifest:file-entry manifest:full-path="Pictures/200000010000028B000000FE3B4F688E.svm" manifest:media-type=""/>
  <manifest:file-entry manifest:full-path="Pictures/2000000100000170000000D850C35637.svm" manifest:media-type=""/>
  <manifest:file-entry manifest:full-path="Pictures/200000010000029C000001033F42C30A.svm" manifest:media-type=""/>
  <manifest:file-entry manifest:full-path="Pictures/200000010000018500000142E2461A7D.svm" manifest:media-type=""/>
  <manifest:file-entry manifest:full-path="Pictures/2000000100000391000000FABA142B26.svm" manifest:media-type=""/>
  <manifest:file-entry manifest:full-path="Pictures/20000001000001AB000000D8889F446A.svm" manifest:media-type=""/>
  <manifest:file-entry manifest:full-path="Pictures/2000000100000185000001422D48D226.svm" manifest:media-type=""/>
  <manifest:file-entry manifest:full-path="Pictures/2000000100000395000000FA0EEAC56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Q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Q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Q_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Q_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Q_6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Q_7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Q_8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Q_9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Q_{10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Q_{1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\SI{1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\SI{-1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6" style:family="graphic" style:parent-style-name="standard">
      <style:graphic-properties TexMathsArgs="10§display§\SI{143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0§display§\SI{-1.4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0§display§\SI{0.1}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0§display§\SI{50}{\micro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0§display§\SI{10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0§display§\SI{0.6}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0§display§\SI{0.3}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0§display§\SI{1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10§display§\SI{1}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TexMathsArgs="10§display§\SI{0.7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TexMathsArgs="10§display§\SI{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TexMathsArgs="10§display§\SI{3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TexMathsArgs="10§display§\SI{5}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TexMathsArgs="10§display§\SI{15.7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TexMathsArgs="10§display§(6 \times I_S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TexMathsArgs="10§display§\SI{5}{\nano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TexMathsArgs="10§display§\SI{9.3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TexMathsArgs="12§display§R_{B8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TexMathsArgs="10§display§\SI{1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TexMathsArgs="10§display§\SI{1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TexMathsArgs="10§display§\SI{12.7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TexMathsArgs="10§display§\SI{2.3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TexMathsArgs="12§display§- v_{o1} 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TexMathsArgs="12§display§v_{o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TexMathsArgs="12§display§v_{o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11.856cm" svg:height="6.349cm" svg:x="0.16cm" svg:y="0.749cm">
          <draw:image xlink:href="Pictures/20000002000003DA000002108FE9EBD2.eps" xlink:type="simple" xlink:show="embed" xlink:actuate="onLoad">
            <text:p/>
          </draw:image>
        </draw:frame>
        <draw:frame draw:style-name="gr2" draw:text-style-name="P1" draw:layer="layout" svg:width="0.492cm" svg:height="0.385cm" svg:x="1.171cm" svg:y="3.499cm">
          <draw:image xlink:href="Pictures/200000010000019B00000142E0ECF548.svm" xlink:type="simple" xlink:show="embed" xlink:actuate="onLoad">
            <text:p/>
          </draw:image>
        </draw:frame>
        <draw:frame draw:style-name="gr3" draw:text-style-name="P1" draw:layer="layout" svg:width="0.466cm" svg:height="0.385cm" svg:x="2.128cm" svg:y="3.947cm">
          <draw:image xlink:href="Pictures/200000010000018500000142AEA88071.svm" xlink:type="simple" xlink:show="embed" xlink:actuate="onLoad">
            <text:p/>
          </draw:image>
        </draw:frame>
        <draw:frame draw:style-name="gr4" draw:text-style-name="P1" draw:layer="layout" svg:width="0.466cm" svg:height="0.385cm" svg:x="3.053cm" svg:y="3.947cm">
          <draw:image xlink:href="Pictures/2000000100000185000001422D48D226.svm" xlink:type="simple" xlink:show="embed" xlink:actuate="onLoad">
            <text:p/>
          </draw:image>
        </draw:frame>
        <draw:frame draw:style-name="gr5" draw:text-style-name="P1" draw:layer="layout" svg:width="0.472cm" svg:height="0.385cm" svg:x="3.994cm" svg:y="3.499cm">
          <draw:image xlink:href="Pictures/200000010000018A00000142C9D98B23.svm" xlink:type="simple" xlink:show="embed" xlink:actuate="onLoad">
            <text:p/>
          </draw:image>
        </draw:frame>
        <draw:frame draw:style-name="gr6" draw:text-style-name="P1" draw:layer="layout" svg:width="0.466cm" svg:height="0.385cm" svg:x="7.012cm" svg:y="3.947cm">
          <draw:image xlink:href="Pictures/200000010000018500000142BB33154B.svm" xlink:type="simple" xlink:show="embed" xlink:actuate="onLoad">
            <text:p/>
          </draw:image>
        </draw:frame>
        <draw:frame draw:style-name="gr7" draw:text-style-name="P1" draw:layer="layout" svg:width="0.466cm" svg:height="0.385cm" svg:x="7.901cm" svg:y="3.947cm">
          <draw:image xlink:href="Pictures/200000010000018500000142E2461A7D.svm" xlink:type="simple" xlink:show="embed" xlink:actuate="onLoad">
            <text:p/>
          </draw:image>
        </draw:frame>
        <draw:frame draw:style-name="gr8" draw:text-style-name="P1" draw:layer="layout" svg:width="0.476cm" svg:height="0.385cm" svg:x="9.653cm" svg:y="2.6cm">
          <draw:image xlink:href="Pictures/200000010000018E00000142E08E6177.svm" xlink:type="simple" xlink:show="embed" xlink:actuate="onLoad">
            <text:p/>
          </draw:image>
        </draw:frame>
        <draw:frame draw:style-name="gr9" draw:text-style-name="P1" draw:layer="layout" svg:width="0.466cm" svg:height="0.385cm" svg:x="10.75cm" svg:y="4.488cm">
          <draw:image xlink:href="Pictures/200000010000018500000142B3D37590.svm" xlink:type="simple" xlink:show="embed" xlink:actuate="onLoad">
            <text:p/>
          </draw:image>
        </draw:frame>
        <draw:frame draw:style-name="gr10" draw:text-style-name="P1" draw:layer="layout" svg:width="0.466cm" svg:height="0.385cm" svg:x="0.726cm" svg:y="6.374cm">
          <draw:image xlink:href="Pictures/200000010000018500000142116CC792.svm" xlink:type="simple" xlink:show="embed" xlink:actuate="onLoad">
            <text:p/>
          </draw:image>
        </draw:frame>
        <draw:frame draw:style-name="gr11" draw:text-style-name="P1" draw:layer="layout" svg:width="0.634cm" svg:height="0.385cm" svg:x="3.009cm" svg:y="6.374cm">
          <draw:image xlink:href="Pictures/2000000100000211000001428E9ADC89.svm" xlink:type="simple" xlink:show="embed" xlink:actuate="onLoad">
            <text:p/>
          </draw:image>
        </draw:frame>
        <draw:frame draw:style-name="gr12" draw:text-style-name="P1" draw:layer="layout" svg:width="0.623cm" svg:height="0.385cm" svg:x="6.653cm" svg:y="6.374cm">
          <draw:image xlink:href="Pictures/200000010000020800000142AE862984.svm" xlink:type="simple" xlink:show="embed" xlink:actuate="onLoad">
            <text:p/>
          </draw:image>
        </draw:frame>
        <draw:frame draw:style-name="gr13" draw:text-style-name="P1" draw:layer="layout" svg:width="0.766cm" svg:height="0.299cm" svg:x="2.453cm" svg:y="0.402cm">
          <draw:image xlink:href="Pictures/200000010000027F000000FA1787FA2D.svm" xlink:type="simple" xlink:show="embed" xlink:actuate="onLoad">
            <text:p/>
          </draw:image>
        </draw:frame>
        <draw:frame draw:style-name="gr13" draw:text-style-name="P1" draw:layer="layout" svg:width="0.766cm" svg:height="0.299cm" svg:x="7.291cm" svg:y="0.402cm">
          <draw:image xlink:href="Pictures/200000010000027F000000FA1787FA2D.svm" xlink:type="simple" xlink:show="embed" xlink:actuate="onLoad">
            <text:p/>
          </draw:image>
        </draw:frame>
        <draw:frame draw:style-name="gr13" draw:text-style-name="P1" draw:layer="layout" svg:width="0.766cm" svg:height="0.299cm" svg:x="10.511cm" svg:y="0.402cm">
          <draw:image xlink:href="Pictures/200000010000027F000000FA1787FA2D.svm" xlink:type="simple" xlink:show="embed" xlink:actuate="onLoad">
            <text:p/>
          </draw:image>
        </draw:frame>
        <draw:frame draw:style-name="gr14" draw:text-style-name="P1" draw:layer="layout" svg:width="1.099cm" svg:height="0.299cm" svg:x="1.576cm" svg:y="6.934cm">
          <draw:image xlink:href="Pictures/2000000100000395000000FA0EEAC564.svm" xlink:type="simple" xlink:show="embed" xlink:actuate="onLoad">
            <text:p/>
          </draw:image>
        </draw:frame>
        <draw:frame draw:style-name="gr14" draw:text-style-name="P1" draw:layer="layout" svg:width="1.099cm" svg:height="0.299cm" svg:x="7.125cm" svg:y="6.934cm">
          <draw:image xlink:href="Pictures/2000000100000395000000FA0EEAC564.svm" xlink:type="simple" xlink:show="embed" xlink:actuate="onLoad">
            <text:p/>
          </draw:image>
        </draw:frame>
        <draw:frame draw:style-name="gr14" draw:text-style-name="P1" draw:layer="layout" svg:width="1.099cm" svg:height="0.299cm" svg:x="10.345cm" svg:y="6.934cm">
          <draw:image xlink:href="Pictures/2000000100000395000000FA0EEAC564.svm" xlink:type="simple" xlink:show="embed" xlink:actuate="onLoad">
            <text:p/>
          </draw:image>
        </draw:frame>
        <draw:line draw:style-name="gr15" draw:text-style-name="P1" draw:layer="layout" svg:x1="1.538cm" svg:y1="5.116cm" svg:x2="1.538cm" svg:y2="5.555cm">
          <text:p/>
        </draw:line>
        <draw:frame draw:style-name="gr16" draw:text-style-name="P1" draw:layer="layout" svg:width="0.984cm" svg:height="0.253cm" svg:x="0.172cm" svg:y="5.209cm">
          <draw:image xlink:href="Pictures/20000001000003D9000000FE140342A3.svm" xlink:type="simple" xlink:show="embed" xlink:actuate="onLoad">
            <text:p/>
          </draw:image>
        </draw:frame>
        <draw:frame draw:style-name="gr17" draw:text-style-name="P1" draw:layer="layout" svg:width="1.013cm" svg:height="0.249cm" svg:x="2.96cm" svg:y="5.211cm">
          <draw:image xlink:href="Pictures/20000001000003F6000000FABA217930.svm" xlink:type="simple" xlink:show="embed" xlink:actuate="onLoad">
            <text:p/>
          </draw:image>
        </draw:frame>
        <draw:line draw:style-name="gr15" draw:text-style-name="P1" draw:layer="layout" svg:x1="3.028cm" svg:y1="5.639cm" svg:x2="3.028cm" svg:y2="6.078cm">
          <text:p/>
        </draw:line>
        <draw:line draw:style-name="gr15" draw:text-style-name="P1" draw:layer="layout" svg:x1="0.33cm" svg:y1="3.52cm" svg:x2="0.769cm" svg:y2="3.52cm">
          <text:p/>
        </draw:line>
        <draw:frame draw:style-name="gr18" draw:text-style-name="P1" draw:layer="layout" svg:width="1.039cm" svg:height="0.258cm" svg:x="1.61cm" svg:y="5.206cm">
          <draw:image xlink:href="Pictures/200000010000041000000103B13FFBF7.svm" xlink:type="simple" xlink:show="embed" xlink:actuate="onLoad">
            <text:p/>
          </draw:image>
        </draw:frame>
        <draw:frame draw:style-name="gr18" draw:text-style-name="P1" draw:layer="layout" svg:width="1.039cm" svg:height="0.258cm" svg:x="3.1cm" svg:y="5.624cm">
          <draw:image xlink:href="Pictures/200000010000041000000103B13FFBF7.svm" xlink:type="simple" xlink:show="embed" xlink:actuate="onLoad">
            <text:p/>
          </draw:image>
        </draw:frame>
        <draw:line draw:style-name="gr15" draw:text-style-name="P1" draw:layer="layout" svg:x1="5.308cm" svg:y1="3.52cm" svg:x2="4.869cm" svg:y2="3.52cm">
          <text:p/>
        </draw:line>
        <draw:line draw:style-name="gr15" draw:text-style-name="P1" draw:layer="layout" svg:x1="3.942cm" svg:y1="4.616cm" svg:x2="3.632cm" svg:y2="4.926cm">
          <text:p/>
        </draw:line>
        <draw:frame draw:style-name="gr19" draw:text-style-name="P1" draw:layer="layout" svg:width="0.84cm" svg:height="0.317cm" svg:x="3.965cm" svg:y="4.333cm">
          <draw:image xlink:href="Pictures/20000001000003490000013EB5066AC8.svm" xlink:type="simple" xlink:show="embed" xlink:actuate="onLoad">
            <text:p/>
          </draw:image>
        </draw:frame>
        <draw:line draw:style-name="gr15" draw:text-style-name="P1" draw:layer="layout" svg:x1="1.622cm" svg:y1="4.616cm" svg:x2="1.932cm" svg:y2="4.926cm">
          <text:p/>
        </draw:line>
        <draw:frame draw:style-name="gr19" draw:text-style-name="P1" draw:layer="layout" svg:width="0.84cm" svg:height="0.317cm" svg:x="0.779cm" svg:y="4.333cm">
          <draw:image xlink:href="Pictures/20000001000003490000013EB5066AC8.svm" xlink:type="simple" xlink:show="embed" xlink:actuate="onLoad">
            <text:p/>
          </draw:image>
        </draw:frame>
        <draw:line draw:style-name="gr15" draw:text-style-name="P1" draw:layer="layout" svg:x1="1.904cm" svg:y1="1.671cm" svg:x2="1.904cm" svg:y2="2.11cm">
          <text:p/>
        </draw:line>
        <draw:frame draw:style-name="gr19" draw:text-style-name="P1" draw:layer="layout" svg:width="0.84cm" svg:height="0.317cm" svg:x="0.926cm" svg:y="1.732cm">
          <draw:image xlink:href="Pictures/20000001000003490000013EB5066AC8.svm" xlink:type="simple" xlink:show="embed" xlink:actuate="onLoad">
            <text:p/>
          </draw:image>
        </draw:frame>
        <draw:line draw:style-name="gr15" draw:text-style-name="P1" draw:layer="layout" svg:x1="3.74cm" svg:y1="1.671cm" svg:x2="3.74cm" svg:y2="2.11cm">
          <text:p/>
        </draw:line>
        <draw:frame draw:style-name="gr19" draw:text-style-name="P1" draw:layer="layout" svg:width="0.84cm" svg:height="0.317cm" svg:x="3.895cm" svg:y="1.732cm">
          <draw:image xlink:href="Pictures/20000001000003490000013EB5066AC8.svm" xlink:type="simple" xlink:show="embed" xlink:actuate="onLoad">
            <text:p/>
          </draw:image>
        </draw:frame>
        <draw:frame draw:style-name="gr20" draw:text-style-name="P1" draw:layer="layout" svg:width="0.984cm" svg:height="0.253cm" svg:x="0.884cm" svg:y="1.108cm">
          <draw:image xlink:href="Pictures/20000001000003D9000000FED2F3EFC3.svm" xlink:type="simple" xlink:show="embed" xlink:actuate="onLoad">
            <text:p/>
          </draw:image>
        </draw:frame>
        <draw:frame draw:style-name="gr20" draw:text-style-name="P1" draw:layer="layout" svg:width="0.941cm" svg:height="0.241cm" svg:x="3.777cm" svg:y="1.114cm">
          <draw:image xlink:href="Pictures/20000001000003D9000000FED2F3EFC3.svm" xlink:type="simple" xlink:show="embed" xlink:actuate="onLoad">
            <text:p/>
          </draw:image>
        </draw:frame>
        <draw:line draw:style-name="gr15" draw:text-style-name="P1" draw:layer="layout" svg:x1="7.928cm" svg:y1="5.408cm" svg:x2="7.928cm" svg:y2="5.847cm">
          <text:p/>
        </draw:line>
        <draw:frame draw:style-name="gr21" draw:text-style-name="P1" draw:layer="layout" svg:width="1.039cm" svg:height="0.258cm" svg:x="8cm" svg:y="5.393cm">
          <draw:image xlink:href="Pictures/2000000100000410000001038FD0C1CD.svm" xlink:type="simple" xlink:show="embed" xlink:actuate="onLoad">
            <text:p/>
          </draw:image>
        </draw:frame>
        <draw:line draw:style-name="gr15" draw:text-style-name="P1" draw:layer="layout" svg:x1="8.864cm" svg:y1="4.485cm" svg:x2="8.554cm" svg:y2="4.795cm">
          <text:p/>
        </draw:line>
        <draw:line draw:style-name="gr15" draw:text-style-name="P1" draw:layer="layout" svg:x1="6.489cm" svg:y1="4.496cm" svg:x2="6.799cm" svg:y2="4.806cm">
          <text:p/>
        </draw:line>
        <draw:frame draw:style-name="gr22" draw:text-style-name="P1" draw:layer="layout" svg:width="1.039cm" svg:height="0.258cm" svg:x="8.962cm" svg:y="4.518cm">
          <draw:image xlink:href="Pictures/200000010000041000000103706704FE.svm" xlink:type="simple" xlink:show="embed" xlink:actuate="onLoad">
            <text:p/>
          </draw:image>
        </draw:frame>
        <draw:frame draw:style-name="gr22" draw:text-style-name="P1" draw:layer="layout" svg:width="1.039cm" svg:height="0.258cm" svg:x="5.406cm" svg:y="4.518cm">
          <draw:image xlink:href="Pictures/200000010000041000000103706704FE.svm" xlink:type="simple" xlink:show="embed" xlink:actuate="onLoad">
            <text:p/>
          </draw:image>
        </draw:frame>
        <draw:line draw:style-name="gr15" draw:text-style-name="P1" draw:layer="layout" svg:x1="8.639cm" svg:y1="1.671cm" svg:x2="8.639cm" svg:y2="2.11cm">
          <text:p/>
        </draw:line>
        <draw:frame draw:style-name="gr22" draw:text-style-name="P1" draw:layer="layout" svg:width="1.039cm" svg:height="0.258cm" svg:x="8.76cm" svg:y="1.761cm">
          <draw:image xlink:href="Pictures/200000010000041000000103706704FE.svm" xlink:type="simple" xlink:show="embed" xlink:actuate="onLoad">
            <text:p/>
          </draw:image>
        </draw:frame>
        <draw:line draw:style-name="gr15" draw:text-style-name="P1" draw:layer="layout" svg:x1="6.715cm" svg:y1="1.671cm" svg:x2="6.715cm" svg:y2="2.11cm">
          <text:p/>
        </draw:line>
        <draw:frame draw:style-name="gr22" draw:text-style-name="P1" draw:layer="layout" svg:width="1.039cm" svg:height="0.258cm" svg:x="5.559cm" svg:y="1.761cm">
          <draw:image xlink:href="Pictures/200000010000041000000103706704FE.svm" xlink:type="simple" xlink:show="embed" xlink:actuate="onLoad">
            <text:p/>
          </draw:image>
        </draw:frame>
        <draw:frame draw:style-name="gr23" draw:text-style-name="P1" draw:layer="layout" svg:width="0.638cm" svg:height="0.249cm" svg:x="1.272cm" svg:y="2.235cm">
          <draw:image xlink:href="Pictures/200000010000027F000000FAD6190946.svm" xlink:type="simple" xlink:show="embed" xlink:actuate="onLoad">
            <text:p/>
          </draw:image>
        </draw:frame>
        <draw:frame draw:style-name="gr23" draw:text-style-name="P1" draw:layer="layout" svg:width="0.638cm" svg:height="0.249cm" svg:x="2.78cm" svg:y="2.235cm">
          <draw:image xlink:href="Pictures/200000010000027F000000FAD6190946.svm" xlink:type="simple" xlink:show="embed" xlink:actuate="onLoad">
            <text:p/>
          </draw:image>
        </draw:frame>
        <draw:line draw:style-name="gr15" draw:text-style-name="P1" draw:layer="layout" svg:x1="10.527cm" svg:y1="1.015cm" svg:x2="10.527cm" svg:y2="1.454cm">
          <text:p/>
        </draw:line>
        <draw:frame draw:style-name="gr24" draw:text-style-name="P1" draw:layer="layout" svg:width="0.752cm" svg:height="0.253cm" svg:x="10.626cm" svg:y="1.108cm">
          <draw:image xlink:href="Pictures/20000001000002F1000000FED979EF42.svm" xlink:type="simple" xlink:show="embed" xlink:actuate="onLoad">
            <text:p/>
          </draw:image>
        </draw:frame>
        <draw:frame draw:style-name="gr25" draw:text-style-name="P1" draw:layer="layout" svg:width="0.752cm" svg:height="0.249cm" svg:x="9.453cm" svg:y="5.211cm">
          <draw:image xlink:href="Pictures/20000001000002F1000000FA0C6F2CBE.svm" xlink:type="simple" xlink:show="embed" xlink:actuate="onLoad">
            <text:p/>
          </draw:image>
        </draw:frame>
        <draw:frame draw:style-name="gr26" draw:text-style-name="P1" draw:layer="layout" svg:width="0.481cm" svg:height="0.249cm" svg:x="10.79cm" svg:y="5.681cm">
          <draw:image xlink:href="Pictures/20000001000001E2000000FA80285BC8.svm" xlink:type="simple" xlink:show="embed" xlink:actuate="onLoad">
            <text:p/>
          </draw:image>
        </draw:frame>
        <draw:frame draw:style-name="gr27" draw:text-style-name="P1" draw:layer="layout" svg:width="0.65cm" svg:height="0.253cm" svg:x="10.621cm" svg:y="6.222cm">
          <draw:image xlink:href="Pictures/200000010000028B000000FE3B4F688E.svm" xlink:type="simple" xlink:show="embed" xlink:actuate="onLoad">
            <text:p/>
          </draw:image>
        </draw:frame>
        <draw:line draw:style-name="gr15" draw:text-style-name="P1" draw:layer="layout" svg:x1="11.599cm" svg:y1="3.804cm" svg:x2="11.599cm" svg:y2="4.243cm">
          <text:p/>
        </draw:line>
        <draw:line draw:style-name="gr15" draw:text-style-name="P1" draw:layer="layout" svg:x1="11.643cm" svg:y1="6.222cm" svg:x2="11.643cm" svg:y2="6.661cm">
          <text:p/>
        </draw:line>
        <draw:frame draw:style-name="gr28" draw:text-style-name="P1" draw:layer="layout" svg:width="0.764cm" svg:height="0.258cm" svg:x="11.745cm" svg:y="3.808cm">
          <draw:image xlink:href="Pictures/20000001000002FD000001038B08D07A.svm" xlink:type="simple" xlink:show="embed" xlink:actuate="onLoad">
            <text:p/>
          </draw:image>
        </draw:frame>
        <draw:frame draw:style-name="gr28" draw:text-style-name="P1" draw:layer="layout" svg:width="0.764cm" svg:height="0.258cm" svg:x="11.748cm" svg:y="6.222cm">
          <draw:image xlink:href="Pictures/20000001000002FD000001038B08D07A.svm" xlink:type="simple" xlink:show="embed" xlink:actuate="onLoad">
            <text:p/>
          </draw:image>
        </draw:frame>
        <draw:frame draw:style-name="gr29" draw:text-style-name="P1" draw:layer="layout" svg:width="1.081cm" svg:height="0.253cm" svg:x="9.086cm" svg:y="5.681cm">
          <draw:image xlink:href="Pictures/200000010000043A000000FE225ED9DC.svm" xlink:type="simple" xlink:show="embed" xlink:actuate="onLoad">
            <text:p/>
          </draw:image>
        </draw:frame>
        <draw:frame draw:style-name="gr30" draw:text-style-name="P1" draw:layer="layout" svg:width="1.165cm" svg:height="0.35cm" svg:x="7.708cm" svg:y="6.033cm">
          <draw:image xlink:href="Pictures/200000010000048E0000015FE226DE82.svm" xlink:type="simple" xlink:show="embed" xlink:actuate="onLoad">
            <text:p/>
          </draw:image>
        </draw:frame>
        <draw:frame draw:style-name="gr31" draw:text-style-name="P1" draw:layer="layout" svg:width="0.667cm" svg:height="0.258cm" svg:x="0.206cm" svg:y="3.075cm">
          <draw:image xlink:href="Pictures/200000010000029C000001033F42C30A.svm" xlink:type="simple" xlink:show="embed" xlink:actuate="onLoad">
            <text:p/>
          </draw:image>
        </draw:frame>
        <draw:frame draw:style-name="gr31" draw:text-style-name="P1" draw:layer="layout" svg:width="0.667cm" svg:height="0.258cm" svg:x="4.858cm" svg:y="3.075cm">
          <draw:image xlink:href="Pictures/200000010000029C000001033F42C30A.svm" xlink:type="simple" xlink:show="embed" xlink:actuate="onLoad">
            <text:p/>
          </draw:image>
        </draw:frame>
        <draw:frame draw:style-name="gr32" draw:text-style-name="P1" draw:layer="layout" svg:width="0.752cm" svg:height="0.249cm" svg:x="6.869cm" svg:y="4.965cm">
          <draw:image xlink:href="Pictures/20000001000002F1000000FA901830BD.svm" xlink:type="simple" xlink:show="embed" xlink:actuate="onLoad">
            <text:p/>
          </draw:image>
        </draw:frame>
        <draw:frame draw:style-name="gr33" draw:text-style-name="P1" draw:layer="layout" svg:width="0.44cm" svg:height="0.258cm" svg:x="11.938cm" svg:y="5.681cm">
          <draw:image xlink:href="Pictures/2000000100000170000000D850C35637.svm" xlink:type="simple" xlink:show="embed" xlink:actuate="onLoad">
            <text:p/>
          </draw:image>
        </draw:frame>
        <draw:frame draw:style-name="gr34" draw:text-style-name="P1" draw:layer="layout" svg:width="0.725cm" svg:height="0.36cm" svg:x="9.442cm" svg:y="6.222cm">
          <draw:image xlink:href="Pictures/200000010000025D0000012D36863767.svm" xlink:type="simple" xlink:show="embed" xlink:actuate="onLoad">
            <text:p/>
          </draw:image>
        </draw:frame>
        <draw:frame draw:style-name="gr35" draw:text-style-name="P1" draw:layer="layout" svg:width="0.806cm" svg:height="0.253cm" svg:x="5.781cm" svg:y="1.114cm">
          <draw:image xlink:href="Pictures/2000000100000327000000FE6AAAAE7B.svm" xlink:type="simple" xlink:show="embed" xlink:actuate="onLoad">
            <text:p/>
          </draw:image>
        </draw:frame>
        <draw:frame draw:style-name="gr35" draw:text-style-name="P1" draw:layer="layout" svg:width="0.806cm" svg:height="0.253cm" svg:x="7.424cm" svg:y="1.114cm">
          <draw:image xlink:href="Pictures/2000000100000327000000FE6AAAAE7B.svm" xlink:type="simple" xlink:show="embed" xlink:actuate="onLoad">
            <text:p/>
          </draw:image>
        </draw:frame>
        <draw:frame draw:style-name="gr36" draw:text-style-name="P1" draw:layer="layout" svg:width="0.638cm" svg:height="0.249cm" svg:x="7.592cm" svg:y="1.766cm">
          <draw:image xlink:href="Pictures/200000010000027F000000FA20A5BD90.svm" xlink:type="simple" xlink:show="embed" xlink:actuate="onLoad">
            <text:p/>
          </draw:image>
        </draw:frame>
        <draw:frame draw:style-name="gr37" draw:text-style-name="P1" draw:layer="layout" svg:width="0.912cm" svg:height="0.249cm" svg:x="10.478cm" svg:y="1.766cm">
          <draw:image xlink:href="Pictures/2000000100000391000000FABA142B26.svm" xlink:type="simple" xlink:show="embed" xlink:actuate="onLoad">
            <text:p/>
          </draw:image>
        </draw:frame>
        <draw:frame draw:style-name="gr38" draw:text-style-name="P1" draw:layer="layout" svg:width="0.916cm" svg:height="0.253cm" svg:x="9.225cm" svg:y="1.108cm">
          <draw:image xlink:href="Pictures/2000000100000395000000FEBA662658.svm" xlink:type="simple" xlink:show="embed" xlink:actuate="onLoad">
            <text:p/>
          </draw:image>
        </draw:frame>
        <draw:frame draw:style-name="gr39" draw:text-style-name="P1" draw:layer="layout" svg:width="1.16cm" svg:height="0.319cm" svg:x="2.263cm" svg:y="3.019cm">
          <draw:image xlink:href="Pictures/20000001000003C80000010B80FD9FD8.svm" xlink:type="simple" xlink:show="embed" xlink:actuate="onLoad">
            <text:p/>
          </draw:image>
        </draw:frame>
        <draw:frame draw:style-name="gr40" draw:text-style-name="P1" draw:layer="layout" svg:width="0.511cm" svg:height="0.258cm" svg:x="7.848cm" svg:y="2.834cm">
          <draw:image xlink:href="Pictures/20000001000001AB000000D8889F446A.svm" xlink:type="simple" xlink:show="embed" xlink:actuate="onLoad">
            <text:p/>
          </draw:image>
        </draw:frame>
        <draw:frame draw:style-name="gr41" draw:text-style-name="P1" draw:layer="layout" svg:width="0.511cm" svg:height="0.258cm" svg:x="10.401cm" svg:y="3.753cm">
          <draw:image xlink:href="Pictures/20000001000001AB000000D81420A24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29T14:13:42</meta:creation-date>
    <meta:editing-duration>PT4H49M25S</meta:editing-duration>
    <meta:editing-cycles>14</meta:editing-cycles>
    <meta:generator>LibreOffice/3.3$Linux LibreOffice_project/330m19$Build-401</meta:generator>
    <dc:title>kkkFigures</dc:title>
    <meta:initial-creator>kkk </meta:initial-creator>
    <dc:date>2014-09-08T12:13:06</dc:date>
    <dc:creator>kkk </dc:creator>
    <meta:document-statistic meta:object-count="72"/>
    <meta:template xlink:type="simple" xlink:actuate="onRequest" xlink:title="kkkFigures" xlink:href="../../../../../.libreoffice/3/user/template/kkkFigures.otg" meta:date="2014-08-29T14:13:41"/>
  </office:meta>
</office:document-meta>
</file>